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29936820">
          <text:deletion>
            <office:change-info>
              <dc:creator>Jimmy Buru</dc:creator>
              <dc:date>2010-02-25T17:39:00</dc:date>
            </office:change-info>
            <text:p text:style-name="Standard">December</text:p>
          </text:deletion>
        </text:changed-region>
        <text:changed-region text:id="ct-1429937492">
          <text:insertion>
            <office:change-info>
              <dc:creator>Jimmy Buru</dc:creator>
              <dc:date>2010-02-25T17:39:00</dc:date>
            </office:change-info>
          </text:insertion>
        </text:changed-region>
        <text:changed-region text:id="ct-1429936148">
          <text:deletion>
            <office:change-info>
              <dc:creator>Jimmy Buru</dc:creator>
              <dc:date>2010-02-25T17:39:00</dc:date>
            </office:change-info>
            <text:p text:style-name="Standard">met</text:p>
          </text:deletion>
        </text:changed-region>
        <text:changed-region text:id="ct-1429936596">
          <text:insertion>
            <office:change-info>
              <dc:creator>Jimmy Buru</dc:creator>
              <dc:date>2010-02-25T17:39:00</dc:date>
            </office:change-info>
          </text:insertion>
        </text:changed-region>
        <text:changed-region text:id="ct-1425723348">
          <text:deletion>
            <office:change-info>
              <dc:creator>Jimmy Buru</dc:creator>
              <dc:date>2010-02-25T17:39:00</dc:date>
            </office:change-info>
            <text:list xml:id="list1980567576" text:style-name="L1">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
          </text:deletion>
        </text:changed-region>
        <text:changed-region text:id="ct-1429936708">
          <text:deletion>
            <office:change-info>
              <dc:creator>Jimmy Buru</dc:creator>
              <dc:date>2010-02-25T17:39:00</dc:date>
            </office:change-info>
            <text:list xml:id="list1916661314" text:continue-numbering="true" text:style-name="L1">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p>
          <text:p text:style-name="Standard"/>
          <text:p text:style-name="subheading_5f_preface"><text:tab/>OFFICIAL REPORT </text:p>
          <text:p text:style-name="Standard"/>
          <text:p text:style-name="Standard"><text:tab/>Thursday 17th <text:change text:change-id="ct-1429936820"/><text:change-start text:change-id="ct-1429937492"/>Novemner<text:change-end text:change-id="ct-1429937492"/> 2008 </text:p>
          <text:p text:style-name="Standard"/>
          <text:p text:style-name="Standard"><text:tab/>The House <text:change text:change-id="ct-1429936148"/><text:change-start text:change-id="ct-1429936596"/>convened<text:change-end text:change-id="ct-1429936596"/>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1457602638" text:continue-numbering="true"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change text:change-id="ct-1425723348"/><text:a xlink:type="simple" xlink:href="uri:/ken/docs/ministry/education/doc000002"/></text:p>
              </text:list-item>
              <text:list-item>
                <text:p text:style-name="P1"><text:change text:change-id="ct-1429936708"/><text:a xlink:type="simple" xlink:href="uri:/ken/docs/ministry/finance/doc000231"/></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30M44S</meta:editing-duration>
    <meta:editing-cycles>4</meta:editing-cycles>
    <meta:generator>OpenOffice.org/3.1$Linux OpenOffice.org_project/310m19$Build-9420</meta:generator>
    <meta:initial-creator>Jimmy Buru</meta:initial-creator>
    <dc:date>2010-02-25T17:44:05</dc:date>
    <dc:creator>Jimmy Buru</dc:creator>
    <meta:document-statistic meta:table-count="0" meta:image-count="0" meta:object-count="0" meta:page-count="2" meta:paragraph-count="34" meta:word-count="284" meta:character-count="1789"/>
    <meta:user-defined meta:name="BungeniCountryCode">ke</meta:user-defined>
    <meta:user-defined meta:name="BungeniDocPart">main</meta:user-defined>
    <meta:user-defined meta:name="BungeniDocOwner">David Eto</meta:user-defined>
    <meta:user-defined meta:name="BungeniDocAuthor">Jimmy Buru</meta:user-defined>
    <meta:user-defined meta:name="BungeniDocEditor">Jimmy Buru</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